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ecf9c" officeooo:paragraph-rsid="01aecf9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08fb6" officeooo:paragraph-rsid="01808f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67f03" officeooo:paragraph-rsid="01867f0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67f03" officeooo:paragraph-rsid="018732e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5737d9" officeooo:paragraph-rsid="01c310c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5737d9" officeooo:paragraph-rsid="01c4c6d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a4c306" officeooo:paragraph-rsid="01c4c6d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acb4b4" officeooo:paragraph-rsid="01aecf9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ae8861" officeooo:paragraph-rsid="01aecf9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b7e875" officeooo:paragraph-rsid="01b7e87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b95c93" officeooo:paragraph-rsid="01c310c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c135cd" officeooo:paragraph-rsid="01c4c6d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c4c6db" officeooo:paragraph-rsid="01c4c6d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b5a91c" officeooo:paragraph-rsid="01c4c6d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b95c93" officeooo:paragraph-rsid="01b95c9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b95c93" officeooo:paragraph-rsid="01808fb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ab3b74" officeooo:paragraph-rsid="01ab3b74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style="normal" fo:font-weight="bold" officeooo:rsid="01ab3b74" officeooo:paragraph-rsid="01ab3b7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style="normal" fo:font-weight="bold" officeooo:rsid="01aecf9c" officeooo:paragraph-rsid="01aecf9c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c135cd" officeooo:paragraph-rsid="01c4c6db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bebfa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c4c6db" officeooo:paragraph-rsid="01c4c6d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fe749" officeooo:paragraph-rsid="01c310c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95c93" officeooo:paragraph-rsid="01c310c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310c4" officeooo:paragraph-rsid="01c310c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1c310c4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4af69" officeooo:paragraph-rsid="01c4c6db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c4c6db" officeooo:paragraph-rsid="01c4c6db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normal" officeooo:rsid="01aecf9c" officeooo:paragraph-rsid="01aecf9c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normal" officeooo:rsid="01a06b4f" officeooo:paragraph-rsid="01aecf9c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normal" officeooo:rsid="01b0c7c5" officeooo:paragraph-rsid="01b7e875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normal" officeooo:rsid="01b14bd1" officeooo:paragraph-rsid="01b14bd1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style="normal" fo:font-weight="normal" officeooo:rsid="01b2918c" officeooo:paragraph-rsid="01b2918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style="normal" fo:font-weight="normal" officeooo:rsid="01b4b7ed" officeooo:paragraph-rsid="01b4b7ed" style:font-size-asian="12pt" style:font-style-asian="normal" style:font-weight-asian="normal" style:font-size-complex="12pt" style:font-style-complex="normal" style:font-weight-complex="normal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c8d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acb4b4"/>
    </style:style>
    <style:style style:name="T4" style:family="text">
      <style:text-properties officeooo:rsid="01ae8861"/>
    </style:style>
    <style:style style:name="T5" style:family="text">
      <style:text-properties officeooo:rsid="01aecf9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1aecf9c" style:font-style-asian="normal" style:font-style-complex="normal"/>
    </style:style>
    <style:style style:name="T8" style:family="text">
      <style:text-properties fo:font-style="normal" officeooo:rsid="01b14bd1" style:font-style-asian="normal" style:font-style-complex="normal"/>
    </style:style>
    <style:style style:name="T9" style:family="text">
      <style:text-properties fo:font-style="normal" officeooo:rsid="01b2918c" style:font-style-asian="normal" style:font-style-complex="normal"/>
    </style:style>
    <style:style style:name="T10" style:family="text">
      <style:text-properties fo:font-style="normal" officeooo:rsid="01b7e875" style:font-style-asian="normal" style:font-style-complex="normal"/>
    </style:style>
    <style:style style:name="T11" style:family="text">
      <style:text-properties fo:font-style="normal" officeooo:rsid="01b8476d" style:font-style-asian="normal" style:font-style-complex="normal"/>
    </style:style>
    <style:style style:name="T12" style:family="text">
      <style:text-properties fo:font-style="normal" officeooo:rsid="01bb2ae0" style:font-style-asian="normal" style:font-style-complex="normal"/>
    </style:style>
    <style:style style:name="T13" style:family="text">
      <style:text-properties fo:font-style="normal" officeooo:rsid="01bdf08b" style:font-style-asian="normal" style:font-style-complex="normal"/>
    </style:style>
    <style:style style:name="T14" style:family="text">
      <style:text-properties fo:font-style="normal" officeooo:rsid="01bfe749" style:font-style-asian="normal" style:font-style-complex="normal"/>
    </style:style>
    <style:style style:name="T15" style:family="text">
      <style:text-properties fo:font-style="normal" officeooo:rsid="01b95c93" style:font-style-asian="normal" style:font-style-complex="normal"/>
    </style:style>
    <style:style style:name="T16" style:family="text">
      <style:text-properties fo:font-style="normal" officeooo:rsid="01c4c6db" style:font-style-asian="normal" style:font-style-complex="normal"/>
    </style:style>
    <style:style style:name="T17" style:family="text">
      <style:text-properties fo:font-style="normal" officeooo:rsid="01b5a91c" style:font-style-asian="normal" style:font-style-complex="normal"/>
    </style:style>
    <style:style style:name="T18" style:family="text">
      <style:text-properties fo:font-style="normal" officeooo:rsid="01c65be5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1aecf9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1b14bd1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1bdf08b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1b95c93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1bfe749" style:font-style-asian="normal" style:font-weight-asian="bold" style:font-style-complex="normal" style:font-weight-complex="bold"/>
    </style:style>
    <style:style style:name="T25" style:family="text">
      <style:text-properties fo:font-style="normal" officeooo:rsid="01b95c93" style:font-size-asian="10.5pt" style:font-style-asian="normal" style:font-style-complex="normal"/>
    </style:style>
    <style:style style:name="T26" style:family="text">
      <style:text-properties fo:font-style="normal" officeooo:rsid="01bfe749" style:font-size-asian="10.5pt" style:font-style-asian="normal" style:font-style-complex="normal"/>
    </style:style>
    <style:style style:name="T27" style:family="text">
      <style:text-properties fo:font-style="normal" officeooo:rsid="01c874cb" style:font-size-asian="10.5pt" style:font-style-asian="normal" style:font-style-complex="normal"/>
    </style:style>
    <style:style style:name="T28" style:family="text">
      <style:text-properties officeooo:rsid="01b4b7ed"/>
    </style:style>
    <style:style style:name="T29" style:family="text">
      <style:text-properties officeooo:rsid="01b7e875"/>
    </style:style>
    <style:style style:name="T30" style:family="text">
      <style:text-properties officeooo:rsid="01b95c93"/>
    </style:style>
    <style:style style:name="T31" style:family="text">
      <style:text-properties officeooo:rsid="00840c47"/>
    </style:style>
    <style:style style:name="T32" style:family="text">
      <style:text-properties officeooo:rsid="01815551"/>
    </style:style>
    <style:style style:name="T33" style:family="text">
      <style:text-properties officeooo:rsid="01bfe749"/>
    </style:style>
    <style:style style:name="T34" style:family="text">
      <style:text-properties officeooo:rsid="01c310c4"/>
    </style:style>
    <style:style style:name="T35" style:family="text">
      <style:text-properties officeooo:rsid="01c4c6db"/>
    </style:style>
    <style:style style:name="T36" style:family="text">
      <style:text-properties officeooo:rsid="01b5a91c"/>
    </style:style>
    <style:style style:name="T37" style:family="text">
      <style:text-properties officeooo:rsid="01c76ead"/>
    </style:style>
    <style:style style:name="T38" style:family="text">
      <style:text-properties officeooo:rsid="01ca60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hema <text:span text:style-name="T3">und Zeitrahmen</text:span></text:p>
      <text:p text:style-name="P5"/>
      <text:p text:style-name="P10">Das Thema eines Vortrags kann alles mögliche sein: Das Leben Ludwigs des Vierzehnten, der Klimawandel oder, <text:span text:style-name="T4">wie in unserem Unterricht, eine Komponente eines Computers. </text:span></text:p>
      <text:p text:style-name="P11"><text:span text:style-name="T29">Hier</text:span> wird das Thema von der Lehrkraft gestellt, und du erhälst Material, um deinen Vortrag zu planen und die Folien zu gestalten. <text:span text:style-name="T29">I</text:span>n dieser Unterrichtsreihe <text:span text:style-name="T29">geht es </text:span>eher um die Gestaltung einer Präsentation und den Vortrag als um die Recherche.</text:p>
      <text:p text:style-name="P11"/>
      <text:p text:style-name="P12">Für die Präsentation, die du in den nächsten Wochen erarbeiten sollst, gelten folgende Bedingungen:</text:p>
      <text:list xml:id="list3438262875" text:style-name="L1">
        <text:list-item>
          <text:p text:style-name="P31"><text:span text:style-name="T6">Du planst, gestaltest und hälst einen Vortrag </text:span><text:span text:style-name="T8">in </text:span><text:span text:style-name="T21">Partnerarbeit</text:span><text:span text:style-name="T6">.</text:span></text:p>
        </text:list-item>
        <text:list-item>
          <text:p text:style-name="P32"><text:span text:style-name="T7">Euer </text:span><text:span text:style-name="T20">Thema</text:span><text:span text:style-name="T7"> wird eine der Komponenten eines Computers sein.</text:span></text:p>
        </text:list-item>
        <text:list-item>
          <text:p text:style-name="P32"><text:span text:style-name="T8">E</text:span><text:span text:style-name="T7">uer Vortrag </text:span><text:span text:style-name="T8">soll </text:span><text:span text:style-name="T22">10 – 15 </text:span><text:span text:style-name="T20">Minuten</text:span><text:span text:style-name="T7"> dauern, d.h. </text:span><text:span text:style-name="T13">5 – 7</text:span><text:span text:style-name="T7"> Minuten für jede/n von euch.</text:span></text:p>
        </text:list-item>
        <text:list-item>
          <text:p text:style-name="P33"><text:span text:style-name="T20">B</text:span><text:span text:style-name="T19">ewertet</text:span><text:span text:style-name="T6"> wird eure Leistung nach </text:span><text:span text:style-name="T12">folgenden</text:span><text:span text:style-name="T6"> Kriterien:<text:line-break/>1. <text:s/>Qualität de</text:span><text:span text:style-name="T12">r</text:span><text:span text:style-name="T6"> </text:span><text:span text:style-name="T12">i</text:span><text:span text:style-name="T6">nhalt</text:span><text:span text:style-name="T12">lichen Vorbereitung</text:span><text:span text:style-name="T6"><text:line-break/>2. <text:s/>Qualität der Präsentation, also der Folien, die ihr mit Impress gestaltet<text:line-break/>3. <text:s/>Qualität des Vortrags<text:line-break/></text:span><text:span text:style-name="T10">Der erste Teil, also der Inhalt, wird in dieser Einheit erarbeitet,</text:span><text:span text:style-name="T8"> 2. und 3. dann im Anschluss.</text:span></text:p>
        </text:list-item>
      </text:list>
      <text:p text:style-name="P5"/>
      <text:p text:style-name="P5"/>
      <text:p text:style-name="P20"><text:span text:style-name="T34">Aufgabe 1: </text:span>Struktur <text:span text:style-name="T34">des Vortrags</text:span></text:p>
      <text:p text:style-name="P7"/>
      <text:p text:style-name="P13"><text:span text:style-name="T33">Ihr</text:span> erh<text:span text:style-name="T33">altet</text:span> von der Lehrkraft ein Thema <text:span text:style-name="T33">und einen zugehörigen Text. In eurem Vortrag sollt ihr die Informationen aus dem Text, sowie weitere Informationen, die ihr selbst recherchiert, präsentieren, <text:line-break/></text:span></text:p>
      <text:list xml:id="list2169078363" text:style-name="L2">
        <text:list-item>
          <text:p text:style-name="P28"><text:span text:style-name="T14">Lest den </text:span><text:span text:style-name="T24">Text</text:span><text:span text:style-name="T14"> zu eurem Thema.</text:span></text:p>
        </text:list-item>
      </text:list>
      <text:p text:style-name="P25"/>
      <text:list xml:id="list133912093573477" text:continue-numbering="true" text:style-name="L2">
        <text:list-item>
          <text:p text:style-name="P29"><text:span text:style-name="T16">E</text:span><text:span text:style-name="T14">rstellt eine </text:span><text:span text:style-name="T23">Struktur</text:span><text:span text:style-name="T15"> für </text:span><text:span text:style-name="T14">euren</text:span><text:span text:style-name="T15"> Vortrag </text:span><text:span text:style-name="T16">mithilfe </text:span><text:span text:style-name="T14">d</text:span><text:span text:style-name="T16">er</text:span><text:span text:style-name="T14"> ausgeteilte Vorlage</text:span></text:p>
        </text:list-item>
      </text:list>
      <text:p text:style-name="P26"/>
      <text:p text:style-name="P27">Die Struktur ist eine Sammlung von Stichpunkten, in der ihr grob die Reihenfolge eures Vortrags festhaltet. Nach und nach wird diese Struktur um weitere Punkte und Details ergänzt.</text:p>
      <text:p text:style-name="P27">Ganz grob betrachtet sollte eure Struktur eine Einleitung, den Hauptteil und einen Schluss haben:</text:p>
      <text:list xml:id="list133913503463033" text:continue-list="list3438262875" text:style-name="L1">
        <text:list-item>
          <text:p text:style-name="P34"><text:span text:style-name="T6">In der </text:span><text:span text:style-name="T19">Einleitung</text:span><text:span text:style-name="T6"> </text:span><text:span text:style-name="T9">stell</text:span><text:span text:style-name="T14">t ihr</text:span><text:span text:style-name="T9"> das Thema das Vortrags vor und g</text:span><text:span text:style-name="T14">ebt</text:span><text:span text:style-name="T9"> einen kurzen Überblick zum Inhalt deines Vortrags. So wissen die Zuhörer, was auf sie zukommt. <text:line-break/>Die Einleitung dauert nicht lang, </text:span><text:span text:style-name="T11">es braucht nur ein paar Sätze</text:span><text:span text:style-name="T9">.</text:span></text:p>
        </text:list-item>
        <text:list-item>
          <text:p text:style-name="P35"><text:span text:style-name="T5">I</text:span>m <text:span text:style-name="T2">Hauptteil</text:span> stellt <text:span text:style-name="T33">ihr</text:span> alle Details zu <text:span text:style-name="T33">eurem</text:span> Thema vor, also den eigentlichen Inhalt.<text:line-break/>Damit die Zuhörer <text:span text:style-name="T33">euch </text:span>gut folgen können, sollte der Hauptteil einen „roten Faden“ haben:<text:line-break/>Jeder Abschnitt sollte sinnvoll auf den vorigen folgen.<text:line-break/>In einem Vortrag über eine historische Person wäre der rote Faden die Zeit: Geburt, Jugend, Karriere, Alter und Tod, sowie das Wirken der Person auf die Zeit nach ihrem Tod.<text:line-break/>Bei einem Sachthema wie der Komponente eines Computers kannst du den Vortrag <text:span text:style-name="T28">einteilen in verschiedene Bereiche, wie</text:span> <text:span text:style-name="T28">z.B. </text:span>Funktion der Komponente, Aussehen, Einzelteile, <text:span text:style-name="T34">Anschlussan</text:span> andere Komponenten, bekannte Hersteller.</text:p>
        </text:list-item>
        <text:list-item>
          <text:p text:style-name="P36">Für den <text:span text:style-name="T2">Schluss</text:span> eignet sich am besten eine kurze Zusammenfassung der Präsentation, damit die Zuhörer sich <text:span text:style-name="T35">den Vortrag</text:span> besser merken können. Außerdem können sie dann nachfragen, wenn sie etwas nicht verstanden haben oder etwas im Vortrag nicht gesagt wurde.</text:p>
        </text:list-item>
      </text:list>
      <text:p text:style-name="P22"><text:soft-page-break/>Dateiablage</text:p>
      <text:p text:style-name="P8"/>
      <text:p text:style-name="P14">Für eure gemeinsame Arbeit erhaltet ihr ein Team in der <text:span text:style-name="T2">Schulcloud</text:span>. Dort könnt ihr alle Dateien für euren Vortrag ablegen, damit diese euch beiden auch zu Hause zur Verfügung stehen.</text:p>
      <text:p text:style-name="P15">Beginnt damit, die Struktur aus Aufgabe 1 dort zu speichern.</text:p>
      <text:p text:style-name="P9"/>
      <text:p text:style-name="P9"/>
      <text:p text:style-name="P21"><text:span text:style-name="T35">Aufgabe 2: </text:span>Recherche</text:p>
      <text:p text:style-name="P6"/>
      <text:p text:style-name="P16"><text:span text:style-name="T35">Nach der Struktur</text:span> besteht der zweite Schritt darin, <text:span text:style-name="T35">weitere</text:span> Informationen zu sammeln. </text:p>
      <text:p text:style-name="P16">Als Quelle wird meist das <text:span text:style-name="T30">World Wide Web</text:span> genutzt <text:span text:style-name="T35">(zu einem Thema aus dem Geschichtsunterricht wären </text:span>auch Bücher eine <text:span text:style-name="T37">nützliche</text:span> Quelle, die <text:span text:style-name="T37">eventuell </text:span>ausführlichere und besser<text:span text:style-name="T35">e</text:span> Texte enthalten<text:span text:style-name="T35">).</text:span></text:p>
      <text:p text:style-name="P16"/>
      <text:list xml:id="list133912207435266" text:continue-list="list133912093573477" text:style-name="L2">
        <text:list-item text:start-value="1">
          <text:p text:style-name="P30">Sucht weitere <text:span text:style-name="T2">Informationen</text:span> zu eurem Thema im WWW. <text:line-break/>Nutzt dazu die Tipps am Ende des Textes. Ihr könnt auch eigenen Ideen einbringen.<text:line-break/><text:line-break/><text:span text:style-name="T36">Ergänzt eure Struktur </text:span>aus Aufgabe 1<text:span text:style-name="T36"> durch Unterpunkte mit den einzelnen Informationen, die ihr im Vortrag erzählen möchtet. Schreibt nicht komplette Text</text:span>e<text:span text:style-name="T36"> ab, sondern </text:span>macht<text:span text:style-name="T36"> Stichpunkt</text:span>e<text:span text:style-name="T36">.<text:line-break/><text:line-break/>Zu jeder Information notiert die Quelle: </text:span>kopiert<text:span text:style-name="T36"> </text:span>den<text:span text:style-name="T36"> Link, </text:span>woher sie stammt, in die Struktur.</text:p>
        </text:list-item>
      </text:list>
      <text:p text:style-name="P24"/>
      <text:list xml:id="list133911834767673" text:continue-numbering="true" text:style-name="L2">
        <text:list-item>
          <text:p text:style-name="P30"><text:span text:style-name="T17">Auch die Suche nach geeigneten </text:span><text:span text:style-name="T19">Bildern</text:span><text:span text:style-name="T17"> gehört zur Recherche.<text:line-break/></text:span><text:span text:style-name="T18">Sucht nach Fotos und Grafiken, </text:span><text:span text:style-name="T26">ladet sie herunter und speichert sie in der Cloud. <text:line-break/><text:line-break/></text:span><text:span text:style-name="T25">Die Links zu den Bildern </text:span><text:span text:style-name="T26">und zu den Lizenzen </text:span><text:span text:style-name="T25">kopiert </text:span><text:span text:style-name="T26">in </text:span><text:span text:style-name="T27">die Vorlage (ans Ende)</text:span><text:span text:style-name="T26">, so wie das im Abschnitt zu Quellenangaben geübt wurde.</text:span></text:p>
        </text:list-item>
      </text:list>
      <text:p text:style-name="P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17"><draw:frame text:anchor-type="paragraph" draw:z-index="0" draw:name="Form1" draw:style-name="gr1" draw:text-style-name="P37" svg:width="1.795cm" svg:height="0.63cm" svg:x="15.198cm" svg:y="0.386cm"><draw:image xlink:href="Pictures/10000000000000580000001F196641809BB809C4.png" xlink:type="simple" xlink:show="embed" xlink:actuate="onLoad" loext:mime-type="image/png"><text:p/></draw:image></draw:frame></text:p>
      <text:p text:style-name="P23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1">pothmann.de</text:span></text:a><text:span text:style-name="T31">, f</text:span>reigegeben unter <text:a xlink:type="simple" xlink:href="https://creativecommons.org/licenses/by-nc-sa/4.0/" text:style-name="Internet_20_link" text:visited-style-name="Visited_20_Internet_20_Link">CC BY-NC-SA 4.0</text:a>, <text:span text:style-name="T32">Febr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cf9c" officeooo:paragraph-rsid="01aecf9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ca6090"/>
    </style:style>
    <style:style style:name="MT2" style:family="text">
      <style:text-properties officeooo:rsid="010c8db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Struktur</text:span> und Recherch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TG – Präsentation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2-22T13:39:11.528000000</dc:date>
    <meta:editing-duration>P3DT23H3M49S</meta:editing-duration>
    <meta:editing-cycles>306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29" meta:word-count="645" meta:character-count="4151" meta:non-whitespace-character-count="3529"/>
  </office:meta>
</office:document-meta>
</file>